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qProxTermsWriterPerField.compareTo( Object othe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qProxTermsWriterPerField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PerField.start( Fieldab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qProxTermsWriterPerField.newTerm( RawPostingList p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eqProxTermsWriterPerField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qProxTermsWriterPerField.FreqProxTermsWriterPerField( TermsHashPerField termsHashPerField , FreqProxTermsWriterPerThread perThrea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qProxTermsWrite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PerField.addTerm( RawPostingList p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reqProxTermsWriterPerField.start( Fieldable [ ] fields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qProxTermsWriterPerField.skippingLong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PerField.writeProx( FreqProxTermsWriter . PostingList p , int prox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eqProxTermsWriterPerField.getStream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